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75.715182185069" calcext:value-type="float">
            <text:p>575.715182185069</text:p>
          </table:table-cell>
        </table:table-row>
        <table:table-row table:style-name="ro1">
          <table:table-cell office:value-type="float" office:value="578.522915292675" calcext:value-type="float">
            <text:p>578.522915292675</text:p>
          </table:table-cell>
        </table:table-row>
        <table:table-row table:style-name="ro1">
          <table:table-cell office:value-type="float" office:value="569.644769521726" calcext:value-type="float">
            <text:p>569.644769521726</text:p>
          </table:table-cell>
        </table:table-row>
        <table:table-row table:style-name="ro1">
          <table:table-cell office:value-type="float" office:value="570.727392061182" calcext:value-type="float">
            <text:p>570.727392061182</text:p>
          </table:table-cell>
        </table:table-row>
        <table:table-row table:style-name="ro1">
          <table:table-cell office:value-type="float" office:value="572.619620238668" calcext:value-type="float">
            <text:p>572.619620238668</text:p>
          </table:table-cell>
        </table:table-row>
        <table:table-row table:style-name="ro1">
          <table:table-cell office:value-type="float" office:value="570.632946063774" calcext:value-type="float">
            <text:p>570.632946063774</text:p>
          </table:table-cell>
        </table:table-row>
        <table:table-row table:style-name="ro1">
          <table:table-cell office:value-type="float" office:value="570.213202716496" calcext:value-type="float">
            <text:p>570.213202716496</text:p>
          </table:table-cell>
        </table:table-row>
        <table:table-row table:style-name="ro1">
          <table:table-cell office:value-type="float" office:value="574.957165691156" calcext:value-type="float">
            <text:p>574.957165691156</text:p>
          </table:table-cell>
        </table:table-row>
        <table:table-row table:style-name="ro1">
          <table:table-cell office:value-type="float" office:value="576.771119916484" calcext:value-type="float">
            <text:p>576.771119916484</text:p>
          </table:table-cell>
        </table:table-row>
        <table:table-row table:style-name="ro1">
          <table:table-cell office:value-type="float" office:value="577.000750100975" calcext:value-type="float">
            <text:p>577.00075010097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73.68050637882" calcext:value-type="float">
            <text:p>573.68050637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4:00:49.436743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8T14:01:40.804041219</dc:date>
    <dc:creator>Davide Ancona</dc:creator>
    <meta:editing-duration>PT11M1S</meta:editing-duration>
    <meta:editing-cycles>6</meta:editing-cycles>
    <meta:generator>LibreOffice/5.3.7.2.0$Linux_X86_64 LibreOffice_project/30$Build-2</meta:generator>
    <meta:document-statistic meta:table-count="1" meta:cell-count="11" meta:object-count="0"/>
  </office:meta>
</office:document-meta>
</file>